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101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 table:number-rows-repeated="5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39])" office:value-type="float" office:value="4377.55" calcext:value-type="float">
            <text:p>4377.55</text:p>
          </table:table-cell>
          <table:table-cell table:style-name="ce28" table:formula="of:=SUM([.C2:.C239])" office:value-type="float" office:value="962.9263815824" calcext:value-type="float">
            <text:p>962.93</text:p>
          </table:table-cell>
          <table:table-cell table:style-name="ce28" table:formula="of:=SUM([.D2:.D239])" office:value-type="float" office:value="60139.2" calcext:value-type="float">
            <text:p>60139.20</text:p>
          </table:table-cell>
          <table:table-cell table:style-name="ce32" table:formula="of:=[.D240]/[.C240]" office:value-type="float" office:value="62.4546187021814" calcext:value-type="float">
            <text:p>62.45</text:p>
          </table:table-cell>
          <table:table-cell table:style-name="ce36"/>
          <table:table-cell table:style-name="ce40"/>
          <table:table-cell table:style-name="ce28" table:formula="of:=SUM([.H2:.H239])" office:value-type="float" office:value="5222.45961" calcext:value-type="float">
            <text:p>5222.46</text:p>
          </table:table-cell>
          <table:table-cell table:style-name="ce40"/>
          <table:table-cell table:style-name="ce28"/>
          <table:table-cell table:number-columns-repeated="1014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18:34:20.145113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Mark Gadsby</meta:initial-creator>
    <meta:creation-date>2013-03-08T01:41:14Z</meta:creation-date>
    <dc:date>2019-09-20T18:35:48.092642133</dc:date>
    <meta:editing-cycles>231</meta:editing-cycles>
    <meta:editing-duration>PT9H45M4S</meta:editing-duration>
    <meta:document-statistic meta:table-count="1" meta:cell-count="2305" meta:object-count="0"/>
  </office:meta>
</office:document-meta>
</file>